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graphics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358bbc" officeooo:paragraph-rsid="00358bbc"/>
    </style:style>
    <style:style style:name="P2" style:family="paragraph" style:parent-style-name="Text_20_body">
      <style:text-properties officeooo:rsid="00310281" officeooo:paragraph-rsid="00310281"/>
    </style:style>
    <style:style style:name="P3" style:family="paragraph" style:parent-style-name="Text_20_body">
      <style:text-properties officeooo:rsid="00361c6e" officeooo:paragraph-rsid="00361c6e"/>
    </style:style>
    <style:style style:name="P4" style:family="paragraph" style:parent-style-name="Text_20_body">
      <style:text-properties officeooo:rsid="00384c83" officeooo:paragraph-rsid="00390a57"/>
    </style:style>
    <style:style style:name="P5" style:family="paragraph" style:parent-style-name="Text_20_body">
      <style:text-properties officeooo:rsid="00398362" officeooo:paragraph-rsid="00398362"/>
    </style:style>
    <style:style style:name="P6" style:family="paragraph" style:parent-style-name="Text_20_body">
      <style:text-properties officeooo:rsid="003f8853" officeooo:paragraph-rsid="003f8853"/>
    </style:style>
    <style:style style:name="P7" style:family="paragraph" style:parent-style-name="Text_20_body">
      <style:text-properties officeooo:paragraph-rsid="00322a24"/>
    </style:style>
    <style:style style:name="P8" style:family="paragraph" style:parent-style-name="Text_20_body">
      <style:text-properties officeooo:rsid="001d9b41" officeooo:paragraph-rsid="00322a24"/>
    </style:style>
    <style:style style:name="P9" style:family="paragraph" style:parent-style-name="Heading_20_1">
      <style:text-properties officeooo:rsid="001e5808" officeooo:paragraph-rsid="00358b38"/>
    </style:style>
    <style:style style:name="P10" style:family="paragraph" style:parent-style-name="Heading_20_1">
      <style:text-properties officeooo:rsid="002f0ab2" officeooo:paragraph-rsid="00358b38"/>
    </style:style>
    <style:style style:name="P11" style:family="paragraph" style:parent-style-name="Heading_20_1">
      <style:text-properties officeooo:rsid="002f0ab2" officeooo:paragraph-rsid="002f0ab2"/>
    </style:style>
    <style:style style:name="P12" style:family="paragraph" style:parent-style-name="Heading_20_1">
      <style:text-properties officeooo:paragraph-rsid="002f0ab2"/>
    </style:style>
    <style:style style:name="P13" style:family="paragraph" style:parent-style-name="Heading_20_1">
      <style:text-properties officeooo:rsid="00322a24" officeooo:paragraph-rsid="00322a24"/>
    </style:style>
    <style:style style:name="P14" style:family="paragraph" style:parent-style-name="Heading_20_2">
      <style:text-properties officeooo:rsid="002f0ab2" officeooo:paragraph-rsid="002f0ab2"/>
    </style:style>
    <style:style style:name="P15" style:family="paragraph" style:parent-style-name="Heading_20_3">
      <style:text-properties officeooo:rsid="001d9b41" officeooo:paragraph-rsid="00322a24"/>
    </style:style>
    <style:style style:name="P16" style:family="paragraph" style:parent-style-name="Text_20_body" style:list-style-name="L1">
      <style:text-properties officeooo:rsid="00310281" officeooo:paragraph-rsid="00310281"/>
    </style:style>
    <style:style style:name="P17" style:family="paragraph" style:parent-style-name="Text_20_body" style:list-style-name="L2">
      <style:text-properties officeooo:rsid="00361c6e" officeooo:paragraph-rsid="00361c6e"/>
    </style:style>
    <style:style style:name="P18" style:family="paragraph" style:parent-style-name="Text_20_body" style:list-style-name="L3">
      <style:text-properties officeooo:rsid="00398362" officeooo:paragraph-rsid="0039836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7e272"/>
    </style:style>
    <style:style style:name="T3" style:family="text">
      <style:text-properties officeooo:rsid="003b402b"/>
    </style:style>
    <style:style style:name="T4" style:family="text">
      <style:text-properties officeooo:rsid="003bbff6"/>
    </style:style>
    <style:style style:name="T5" style:family="text">
      <style:text-properties officeooo:rsid="0040660c"/>
    </style:style>
    <style:style style:name="T6" style:family="text">
      <style:text-properties officeooo:rsid="0050ab4b"/>
    </style:style>
    <style:style style:name="T7" style:family="text">
      <style:text-properties officeooo:rsid="00513f17"/>
    </style:style>
    <style:style style:name="T8" style:family="text">
      <style:text-properties officeooo:rsid="0056fe70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 draw:wrap-influence-on-position="once-concurrent" loext:allow-overlap="true">
        <style:columns fo:column-count="1" fo:column-gap="0in"/>
      </style:graphic-properties>
    </style:style>
    <style:style style:name="fr2" style:family="graphic" style:parent-style-name="OL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loext:rel-width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6502 CPU Emulator Design</text:h>
      <text:h text:style-name="P10" text:outline-level="1">Hardware Emulation</text:h>
      <text:h text:style-name="P14" text:outline-level="2">Typical hardware layout</text:h>
      <text:h text:style-name="P11" text:outline-level="1"><draw:frame draw:style-name="fr3" draw:name="Object1" text:anchor-type="char" svg:x="-0.0445in" svg:y="-0.0307in" svg:width="7.0008in" svg:height="5.8134in" draw:z-index="0"><draw:object xlink:href="./Object 1" xlink:type="simple" xlink:show="embed" xlink:actuate="onLoad"/><draw:image xlink:href="./ObjectReplacements/Object 1" xlink:type="simple" xlink:show="embed" xlink:actuate="onLoad"/></draw:frame>CPU</text:h>
      <text:p text:style-name="P2">This is the heart of the system and controls all actions. A CPU has several critical properties which define stuff. <text:s/>These are:</text:p>
      <text:list xml:id="list2894434359" text:style-name="L1">
        <text:list-item>
          <text:p text:style-name="P16">Address bus size in bits. <text:s/>This defines the physical address for memory and devices</text:p>
        </text:list-item>
        <text:list-item>
          <text:p text:style-name="P16">Data bus size in bits. <text:s/>This defines that maximum amount of data the cpu / devices / memory can exchange for a specific address.</text:p>
        </text:list-item>
        <text:list-item>
          <text:p text:style-name="P16"><text:soft-page-break/>Other control information. These include interrupts, device readiness , reset of cpu or device(s) .</text:p>
        </text:list-item>
      </text:list>
      <text:p text:style-name="P3">The CPU(6502) <text:s/>has basic components of:</text:p>
      <text:list xml:id="list3668706804" text:style-name="L2">
        <text:list-item>
          <text:p text:style-name="P17">Register file </text:p>
          <text:list>
            <text:list-item>
              <text:p text:style-name="P17">8 bit Accumulator</text:p>
            </text:list-item>
            <text:list-item>
              <text:p text:style-name="P17">8 bit index X register</text:p>
            </text:list-item>
            <text:list-item>
              <text:p text:style-name="P17">8 bit index Y register</text:p>
            </text:list-item>
            <text:list-item>
              <text:p text:style-name="P17">8 bit stack pointer (fix memory block starting at 0x01FF)</text:p>
            </text:list-item>
            <text:list-item>
              <text:p text:style-name="P17">8 bit processor status register</text:p>
            </text:list-item>
            <text:list-item>
              <text:p text:style-name="P17">16 program counter</text:p>
            </text:list-item>
          </text:list>
        </text:list-item>
        <text:list-item>
          <text:p text:style-name="P17">An instruction decoder</text:p>
        </text:list-item>
        <text:list-item>
          <text:p text:style-name="P17">A system bus</text:p>
          <text:list>
            <text:list-item>
              <text:p text:style-name="P17">8 bit data bus</text:p>
            </text:list-item>
            <text:list-item>
              <text:p text:style-name="P17">16 bit address bus</text:p>
            </text:list-item>
            <text:list-item>
              <text:p text:style-name="P17"><text:span text:style-name="T8">2</text:span> bits of interrupt control lines <text:span text:style-name="T8">(NMI and INT)</text:span></text:p>
            </text:list-item>
            <text:list-item>
              <text:p text:style-name="P17">1 bit Power on reset </text:p>
              <text:list>
                <text:list-item>
                  <text:p text:style-name="P17">Interrupts are only handled after completing an instruction. <text:s text:c="2"/><text:span text:style-name="T2">The fetch operation before starting the next cycle checks for an interrupt. <text:s/>If detected – it inserts a special interrupt instruction (using an unused op code). <text:s/>That instruction is executed which sets the PC to the interrupt handler address and pushes the current PC and <text:s/>the processor status flags to the stack.</text:span></text:p>
                </text:list-item>
              </text:list>
            </text:list-item>
          </text:list>
        </text:list-item>
      </text:list>
      <text:h text:style-name="P12" text:outline-level="1">Bus</text:h>
      <text:p text:style-name="P4">The bus is the “spinal cord” of the system which handles all memory and device connections and routing of data. <text:s/>It also handles the asynchronous communications between the cpu/memory and virtual devices. <text:s/>Since each device must run in it own thread since they are usually doing something else while the cpu is running it own work load.</text:p>
      <text:p text:style-name="P5">Since the 6502 only has one address bus – all devices are memory mapped devices. <text:s/>The bus handles mapping a device to a physical address.</text:p>
      <text:h text:style-name="Heading_20_1" text:outline-level="1">Memory</text:h>
      <text:p text:style-name="P5">The system memory can be thought as three types:</text:p>
      <text:list xml:id="list1490712071" text:style-name="L3">
        <text:list-item>
          <text:p text:style-name="P18">Memory</text:p>
          <text:list>
            <text:list-item>
              <text:p text:style-name="P18"><text:soft-page-break/>ROM</text:p>
            </text:list-item>
            <text:list-item>
              <text:p text:style-name="P18">RAM</text:p>
            </text:list-item>
          </text:list>
        </text:list-item>
        <text:list-item>
          <text:p text:style-name="P18">Device accesses</text:p>
        </text:list-item>
      </text:list>
      <text:p text:style-name="P5">When the CPU attempts to read/write to a memory address – the bus looks up the address and verifies the address has either ROM/RAM/Device mapped to that address <text:span text:style-name="T4">(MMU)</text:span>. <text:s/>If nothing is mapped, <text:span text:style-name="T3">memory returns 0x00 – which is the BRK instruction.</text:span></text:p>
      <text:h text:style-name="P13" text:outline-level="1">Interrupt Controller <text:span text:style-name="T3">(</text:span><text:span text:style-name="T6">W</text:span><text:span text:style-name="T3">65C22) </text:span></text:h>
      <text:p text:style-name="P7"/>
      <text:p text:style-name="P6">This <text:span text:style-name="T5">Versatile Interface Adapter <text:s/></text:span><text:span text:style-name="T6">Java implementation </text:span><text:span text:style-name="T7">is a standard memory mapped device taking 16 bytes of address space.</text:span></text:p>
      <text:p text:style-name="P6"/>
      <text:p text:style-name="P6"><draw:a xlink:type="simple" xlink:href="https://eater.net/datasheets/w65c22.pdf" office:name="w65c22.pdf"><draw:frame draw:style-name="fr1" draw:name="Frame1" text:anchor-type="char" svg:width="5.5516in" draw:z-index="1"><draw:text-box fo:min-height="3.9366in"><text:p text:style-name="Figure"><draw:frame draw:style-name="fr2" draw:name="Object2" text:anchor-type="paragraph" svg:width="5.5516in" style:rel-width="100%" svg:height="3.9366in" style:rel-height="scale" draw:z-index="2"><draw:object xlink:href="../w65c22.pdf" xlink:type="simple" xlink:show="embed" xlink:actuate="onLoad"/><draw:image xlink:href="./ObjectReplacements/Object 2" xlink:type="simple" xlink:show="embed" xlink:actuate="onLoad"/></draw:frame>Figure <text:sequence text:ref-name="refFigure0" text:name="Figure" text:formula="ooow:Figure+1" style:num-format="1">1</text:sequence>: Full Specifications of the W65C22 controller</text:p></draw:text-box></draw:frame></draw:a></text:p>
      <text:h text:style-name="P13" text:outline-level="1">Devices</text:h>
      <text:h text:style-name="P15" text:outline-level="3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1131 1580" svg:d="M1013 1491l118 89-567-1580-564 1580 114-85 136-68 148-46 161-17 161 13 153 46z"/>
    <draw:marker draw:name="Arrowheads_20_18" draw:display-name="Arrowheads 18" svg:viewBox="0 0 1013 1130" svg:d="M1009 1050l-449-1008-22-30-29-12-34 12-21 26-449 1012-5 13v8l5 21 12 21 17 13 21 4h903l21-4 21-13 9-21 4-21v-8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358bbc" officeooo:paragraph-rsid="00358bbc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Emphasis"><text:span text:style-name="MT1">6502 Emulation Design</text:span></text:span></text:p>
      </style:header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1T08:26:31.036081532</meta:creation-date>
    <dc:date>2021-12-28T16:34:24.506814653</dc:date>
    <meta:editing-duration>PT3H36M34S</meta:editing-duration>
    <meta:editing-cycles>15</meta:editing-cycles>
    <meta:generator>LibreOffice/7.0.4.2$Linux_AARCH64 LibreOffice_project/00$Build-2</meta:generator>
    <meta:document-statistic meta:table-count="0" meta:image-count="0" meta:object-count="2" meta:page-count="3" meta:paragraph-count="39" meta:word-count="403" meta:character-count="2290" meta:non-whitespace-character-count="1926"/>
  </office:meta>
</office:document-meta>
</file>

<file path=Object 1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12.767cm" fo:min-width="14.423cm"/>
    </style:style>
    <style:style style:name="gr2" style:family="graphic" style:parent-style-name="standard">
      <style:graphic-properties draw:fill-color="#ff5429" draw:textarea-horizontal-align="justify" draw:textarea-vertical-align="middle" draw:auto-grow-height="false" fo:min-height="1.344cm" fo:min-width="2.675cm" draw:shadow="visibl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3.627cm" draw:shadow="visible"/>
      <style:paragraph-properties style:writing-mode="lr-tb"/>
    </style:style>
    <style:style style:name="gr4" style:family="graphic" style:parent-style-name="standard">
      <style:graphic-properties draw:fill-color="#069a2e" draw:textarea-horizontal-align="justify" draw:textarea-vertical-align="middle" draw:auto-grow-height="false" fo:min-height="1.02cm" fo:min-width="3.627cm" draw:shadow="visible"/>
      <style:paragraph-properties style:writing-mode="lr-tb"/>
    </style:style>
    <style:style style:name="gr5" style:family="graphic" style:parent-style-name="objectwithoutfill">
      <style:graphic-properties draw:stroke="solid" draw:marker-start="Arrowheads_20_17" draw:marker-end="Arrowheads_20_13" draw:marker-end-width="0.3cm" draw:fill="none" draw:textarea-vertical-align="middle"/>
    </style:style>
    <style:style style:name="gr6" style:family="graphic" style:parent-style-name="objectwithoutfill">
      <style:graphic-properties draw:marker-start="Arrowheads_20_18" draw:marker-end="Arrowheads_20_15" draw:marker-end-width="0.3cm" draw:fill="none" draw:textarea-vertical-align="middle"/>
    </style:style>
    <style:style style:name="gr7" style:family="graphic" style:parent-style-name="objectwithoutfill">
      <style:graphic-properties draw:marker-start="Arrowheads_20_13" draw:marker-end="Arrowheads_20_18" draw:marker-end-width="0.3cm" draw:fill="none" draw:textarea-vertical-align="middle"/>
    </style:style>
    <style:style style:name="gr8" style:family="graphic" style:parent-style-name="standard">
      <style:graphic-properties draw:marker-start="Arrowheads_20_13" draw:marker-end="Arrowheads_20_13" draw:textarea-vertical-align="middle"/>
    </style:style>
    <style:style style:name="gr9" style:family="graphic" style:parent-style-name="standard">
      <style:graphic-properties draw:fill-color="#ffde59" draw:textarea-horizontal-align="justify" draw:textarea-vertical-align="middle" draw:auto-grow-height="false" fo:min-height="1.655cm" fo:min-width="3.627cm" draw:shadow="visible"/>
      <style:paragraph-properties style:writing-mode="lr-tb"/>
    </style:style>
    <style:style style:name="gr10" style:family="graphic" style:parent-style-name="standard">
      <style:graphic-properties draw:marker-start="Arrowheads_20_20" draw:marker-end="Arrowheads_20_21" draw:textarea-vertical-align="middle"/>
    </style:style>
    <style:style style:name="gr11" style:family="graphic" style:parent-style-name="standard">
      <style:graphic-properties draw:fill-color="#ffff00" draw:textarea-horizontal-align="justify" draw:textarea-vertical-align="middle" draw:auto-grow-height="false" fo:min-height="2.29cm" fo:min-width="2.675cm" draw:shadow="visible"/>
      <style:paragraph-properties style:writing-mode="lr-tb"/>
    </style:style>
    <style:style style:name="gr12" style:family="graphic" style:parent-style-name="standard">
      <style:graphic-properties draw:fill-color="#069a2e" draw:textarea-horizontal-align="justify" draw:textarea-vertical-align="middle" draw:auto-grow-height="false" fo:min-height="1.338cm" fo:min-width="3.627cm" draw:shadow="visible"/>
      <style:paragraph-properties style:writing-mode="lr-tb"/>
    </style:style>
    <style:style style:name="gr13" style:family="graphic" style:parent-style-name="standard">
      <style:graphic-properties draw:textarea-vertical-align="middl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5429"/>
      <style:paragraph-properties fo:text-align="center" style:writing-mode="lr-tb"/>
    </style:style>
    <style:style style:name="P4" style:family="paragraph">
      <loext:graphic-properties draw:fill-color="#069a2e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de59"/>
      <style:paragraph-properties fo:text-align="center" style:writing-mode="lr-tb"/>
    </style:style>
    <style:style style:name="P8" style:family="paragraph">
      <loext:graphic-properties draw:fill-color="#ffff00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923cm" svg:height="13.017cm" svg:x="0.682cm" svg:y="0.6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175cm" svg:height="1.594cm" svg:x="8.302cm" svg:y="4.803cm">
          <text:p text:style-name="P2">Device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127cm" svg:height="1.905cm" svg:x="7.032cm" svg:y="1.635cm">
          <text:p text:style-name="P2">Bus</text:p>
          <draw:enhanced-geometry svg:viewBox="0 0 21600 21600" draw:type="rectangle" draw:enhanced-path="M 0 0 L 21600 0 21600 21600 0 21600 0 0 Z N"/>
        </draw:custom-shape>
        <draw:custom-shape draw:style-name="gr4" draw:text-style-name="P4" xml:id="id6" draw:id="id6" draw:layer="layout" svg:width="4.127cm" svg:height="1.27cm" svg:x="1.635cm" svg:y="7.985cm">
          <text:p text:style-name="P2">memory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9.889cm" svg:y1="4.803cm" svg:x2="11.159cm" svg:y2="2.587cm" draw:start-shape="id1" draw:start-glue-point="0" draw:end-shape="id2" draw:end-glue-point="1" svg:d="M9889 4803v-532h1970v-1684h-700" svg:viewBox="0 0 1971 2217">
          <text:p/>
        </draw:connector>
        <draw:connector draw:style-name="gr6" draw:text-style-name="P5" draw:layer="layout" svg:x1="9.889cm" svg:y1="7.35cm" svg:x2="9.889cm" svg:y2="6.397cm" draw:start-shape="id3" draw:end-shape="id1" draw:end-glue-point="2" svg:d="M9889 7350v-953" svg:viewBox="0 0 1 954">
          <text:p/>
        </draw:connector>
        <draw:connector draw:style-name="gr7" draw:text-style-name="P5" draw:layer="layout" svg:x1="5.762cm" svg:y1="5.604cm" svg:x2="8.302cm" svg:y2="5.6cm" draw:start-shape="id4" draw:start-glue-point="1" draw:end-shape="id1" svg:d="M5762 5604h1369v-4h1171" svg:viewBox="0 0 2541 5">
          <text:p/>
        </draw:connector>
        <draw:connector draw:style-name="gr8" draw:text-style-name="P6" draw:layer="layout" svg:x1="3.698cm" svg:y1="4.81cm" svg:x2="9.095cm" svg:y2="3.54cm" draw:start-shape="id4" draw:start-glue-point="0" draw:end-shape="id2" svg:d="M3698 4810v-535h5397v-735" svg:viewBox="0 0 5398 1271">
          <text:p/>
        </draw:connector>
        <draw:custom-shape draw:style-name="gr9" draw:text-style-name="P7" xml:id="id5" draw:id="id5" draw:layer="layout" svg:width="4.127cm" svg:height="1.905cm" svg:x="1.635cm" svg:y="1.635cm">
          <text:p text:style-name="P2">CPU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svg:x1="5.762cm" svg:y1="2.587cm" svg:x2="7.032cm" svg:y2="2.587cm" draw:start-shape="id5" draw:start-glue-point="1" draw:end-shape="id2" draw:end-glue-point="3" svg:d="M5762 2587h1270" svg:viewBox="0 0 1271 1">
          <text:p/>
        </draw:connector>
        <draw:custom-shape draw:style-name="gr11" draw:text-style-name="P8" xml:id="id3" draw:id="id3" draw:layer="layout" svg:width="3.175cm" svg:height="2.54cm" svg:x="8.302cm" svg:y="7.35cm">
          <text:p text:style-name="P2">Interrupt</text:p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12" draw:text-style-name="P4" xml:id="id4" draw:id="id4" draw:layer="layout" svg:width="4.127cm" svg:height="1.588cm" svg:x="1.635cm" svg:y="4.81cm">
          <text:p text:style-name="P2">MMU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svg:x1="3.698cm" svg:y1="7.985cm" svg:x2="3.698cm" svg:y2="6.398cm" draw:start-shape="id6" draw:start-glue-point="0" draw:end-shape="id4" draw:end-glue-point="2" svg:d="M3698 7985v-1587" svg:viewBox="0 0 1 1588">
          <text:p/>
        </draw:connector>
        <draw:custom-shape draw:style-name="gr2" draw:text-style-name="P3" xml:id="id7" draw:id="id7" draw:layer="layout" svg:width="3.175cm" svg:height="1.594cm" svg:x="6.397cm" svg:y="11.153cm">
          <text:p text:style-name="P2">Device 1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3.175cm" svg:height="1.594cm" svg:x="10.207cm" svg:y="11.16cm">
          <text:p text:style-name="P2">Device 2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svg:x1="9.889cm" svg:y1="9.89cm" svg:x2="7.984cm" svg:y2="11.153cm" draw:start-shape="id3" draw:start-glue-point="2" draw:end-shape="id7" draw:end-glue-point="0" svg:d="M9889 9890v732h-1905v531" svg:viewBox="0 0 1906 1264">
          <text:p/>
        </draw:connector>
        <draw:connector draw:style-name="gr13" draw:text-style-name="P6" draw:layer="layout" svg:x1="9.889cm" svg:y1="9.89cm" svg:x2="11.794cm" svg:y2="11.16cm" draw:start-shape="id3" draw:start-glue-point="2" draw:end-shape="id8" draw:end-glue-point="0" svg:d="M9889 9890v735h1905v535" svg:viewBox="0 0 1906 1271">
          <text:p/>
        </draw:connector>
      </draw:page>
    </office:drawing>
  </office:body>
</office:document-content>
</file>

<file path=Object 1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1131 1580" svg:d="M1013 1491l118 89-567-1580-564 1580 114-85 136-68 148-46 161-17 161 13 153 46z"/>
    <draw:marker draw:name="Arrowheads_20_18" draw:display-name="Arrowheads 18" svg:viewBox="0 0 1013 1130" svg:d="M1009 1050l-449-1008-22-30-29-12-34 12-21 26-449 1012-5 13v8l5 21 12 21 17 13 21 4h903l21-4 21-13 9-21 4-21v-8z"/>
    <draw:marker draw:name="Arrowheads_20_20" draw:display-name="Arrowheads 20" svg:viewBox="0 0 20 20" svg:d="M0 20l10-20 10 20z"/>
    <draw:marker draw:name="Arrowheads_20_21" draw:display-name="Arrowheads 2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